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f4" officeooo:paragraph-rsid="000c1cf4"/>
    </style:style>
    <style:style style:name="P2" style:family="paragraph" style:parent-style-name="Standard">
      <style:text-properties officeooo:rsid="000c1cf4" officeooo:paragraph-rsid="000d0869"/>
    </style:style>
    <style:style style:name="T1" style:family="text">
      <style:text-properties officeooo:rsid="000c1cf4"/>
    </style:style>
    <style:style style:name="T2" style:family="text">
      <style:text-properties officeooo:rsid="000d0869"/>
    </style:style>
    <style:style style:name="T3" style:family="text">
      <style:text-properties fo:font-size="12pt" fo:font-style="normal" fo:font-weight="normal" officeooo:rsid="0037acb9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d0869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0da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!<text:span text:style-name="T5">\</text:span><text:tab/><text:span text:style-name="T1">Les guerres médiques :</text:span></text:p>
      <text:p text:style-name="Standard"/>
      <text:p text:style-name="P1"><text:tab/>élément déclencheur : la révolte den Ionie (499 av. J.-C.)<text:tab/>cités grecs sous empire perse</text:p>
      <text:p text:style-name="P1"/>
      <text:p text:style-name="P1">491-490 : 1er guerre médique</text:p>
      <text:p text:style-name="P1"><text:tab/>Marathon 490 </text:p>
      <text:p text:style-name="P1"><text:tab/><text:tab/>grecs win avec Miltiad / <text:span text:style-name="T2">phalange(hoplites)</text:span></text:p>
      <text:p text:style-name="P1"/>
      <text:p text:style-name="P1">491-478 : 2nde guerre médique</text:p>
      <text:p text:style-name="P2"><text:tab/><text:span text:style-name="T3">Les Thermopyles (480)</text:span></text:p>
      <text:p text:style-name="P2"><text:span text:style-name="T3"><text:tab/><text:tab/></text:span><text:span text:style-name="T4">défaite spartiates (300)face au perses / perdu d'avance, sacrifice pour retarder armée <text:tab/><text:tab/>perse pour permettre flote grec de s'organisé sous Thémistocle</text:span></text:p>
      <text:p text:style-name="P2"><text:span text:style-name="T4"><text:tab/></text:span><text:span text:style-name="T3">Salamine(480)</text:span></text:p>
      <text:p text:style-name="P2"><text:span text:style-name="T3"><text:tab/><text:tab/></text:span><text:span text:style-name="T4">victoir navale pour les grecs grâce à Thémistocle</text:span></text:p>
      <text:p text:style-name="P2"><text:span text:style-name="T4"><text:tab/></text:span><text:span text:style-name="T3">Platées (479) </text:span></text:p>
      <text:p text:style-name="P2"><text:span text:style-name="T3"><text:tab/><text:tab/>une victoire panhellénique </text:span><text:span text:style-name="T4">(perses définitivement vainc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5S</meta:editing-duration>
    <meta:editing-cycles>6</meta:editing-cycles>
    <meta:generator>LibreOffice/5.3.6.1$Windows_x86 LibreOffice_project/686f202eff87ef707079aeb7f485847613344eb7</meta:generator>
    <dc:date>2017-10-25T08:48:14.405000000</dc:date>
    <meta:document-statistic meta:table-count="0" meta:image-count="0" meta:object-count="0" meta:page-count="1" meta:paragraph-count="12" meta:word-count="79" meta:character-count="545" meta:non-whitespace-character-count="461"/>
    <meta:user-defined meta:name="Info 1"/>
    <meta:user-defined meta:name="Info 2"/>
    <meta:user-defined meta:name="Info 3"/>
    <meta:user-defined meta:name="Info 4"/>
  </office:meta>
</office:document-meta>
</file>